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 Philippinen standen gar nicht auf der Liste der nächsten Ziele allerdings hat unsere 18-jährige Nichte sich gewünscht mit uns in den Urlaub zu fliegen. Weit weg, wo noch keiner von uns war und nach ein paar Vorschlägen ist die Entscheidung gefallen und es geht für zwei Wochen auf die Philippinen. Da es offiziell 7.641 Inseln gibt, mussten wir erstmal schauen welche Insel (n) es werden soll, teilweise gibt es abweichende Reisezeiten, Reisewarnungen usw. </text:p>
      <text:p text:style-name="Standard"/>
      <text:p text:style-name="Standard">Wir haben uns für Palawan entschieden, mit einem Zusatzschlenker nach Luzon. Trotz unserer doch mittlerweile durchaus vorhandenen Reiseerfahrung haben wir die Strecken unterschätzt und zu viele Stopps eingeplant. Vielleicht auch ein bisschen der motivierten Mitplanerin geschuldet :-) Welchen Stopp wir so nicht nochmal machen würden, dazu imVerlauf der Reise mehr.</text:p>
      <text:p text:style-name="Standard"/>
      <text:p text:style-name="Standard">Jedenfalls sind wir, wie fast immer, in Frankfurt gestartet. Das Auto wurde sicher abgestellt (Parkplatz über www.ich-parke-billiger gebucht – Anzeige ohne Werbung) und um 20:20 Uhr starteten wir mit Oman Air in Richtung Muscat, wo wir nach 6:20 Flugzeit um 05:40 Uhr gelandet sind. Der Flughafen ist schnell erkundet und wir legen uns irgendwo hin um ein bisschen Schlaf zu bekommen bevor es um 09:15 Uhr weiter geht mit weiteren 08:15 Stunden Flug. </text:p>
      <text:p text:style-name="Standard"/>
      <text:p text:style-name="Standard">Wir landen 21:30 Uhr in Manila und nachdem ich mir eine Sim Karte am Flughafen und Bargeld am Automaten geholt habe, suche ich über Grab einen Transfer zum Hostel, welches einen Katzensprung entfernt ist. Die unübersichtliche Beschilderung macht es allerdings deutlich schwerer als erwartet. Aber nach einigem Gelaufe, zweimal fragen, bekommen wir ein günstiges Grab und sind dann kurz vor Mitternacht im NomadsMNL Airport Hostel. Wir teilen uns das Zimmer zu dritt. Es ist sauber, die Betten sind bequem und wir haben noch ein Ankunftsbierchen aus dem Kühlschrank kaufen können. </text:p>
      <text:p text:style-name="Standard"><text:line-break/>Dann ging es duschen und endlich in eine liegende Position, am nächsten Morgen geht’s wieder direkt zum Flughafen zurück um mit einem Inlandsflug nach Palawan zu kommen.</text:p>
      <text:p text:style-name="Standard"/>
      <text:p text:style-name="Standard">Hotel: NomadsMNL Airport Hostel – 1 Nacht 3 Personen, 1 Zimmer 4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ha Tombusch</meta:initial-creator>
    <meta:creation-date>2026-05-03T20:46:26.99</meta:creation-date>
    <dc:date>2026-05-03T21:01:33.23</dc:date>
    <dc:creator>Katha Tombusch</dc:creator>
    <meta:editing-duration>PT15M6S</meta:editing-duration>
    <meta:editing-cycles>2</meta:editing-cycles>
    <meta:generator>OpenOffice/4.1.15$Win32 OpenOffice.org_project/4115m2$Build-9813</meta:generator>
    <meta:document-statistic meta:table-count="0" meta:image-count="0" meta:object-count="0" meta:page-count="1" meta:paragraph-count="6" meta:word-count="327" meta:character-count="2094"/>
  </office:meta>
</office:document-meta>
</file>